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mathvariant="bold">
              <mi>p</mi>
            </mstyle>
            <mrow>
              <mspace width="0.5em"/>
              <mo stretchy="false">=</mo>
              <mspace width="0.5em"/>
            </mrow>
            <mrow>
              <mo stretchy="false">∫</mo>
              <msup>
                <mtext>d</mtext>
                <mn>3</mn>
              </msup>
            </mrow>
            <mi>r</mi>
            <mi>'</mi>
            <mstyle mathvariant="bold">
              <mi>r</mi>
            </mstyle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over>
              <mrow>
                <mspace width="0.5em"/>
                <mo stretchy="false">=</mo>
                <mspace width="0.5em"/>
              </mrow>
              <mrow>
                <mstyle mathvariant="bold">
                  <mi>r</mi>
                </mstyle>
                <mi>'</mi>
                <mrow>
                  <mo stretchy="false">→</mo>
                  <mo stretchy="false">−</mo>
                  <mstyle mathvariant="bold">
                    <mi>r</mi>
                  </mstyle>
                </mrow>
                <mi>'</mi>
              </mrow>
            </mover>
            <mrow>
              <mo stretchy="false">∫</mo>
              <msup>
                <mtext>d</mtext>
                <mn>3</mn>
              </msup>
            </mrow>
            <mi>r</mi>
            <mi>'</mi>
            <mrow>
              <mo fence="true" stretchy="false">(</mo>
              <mrow>
                <mrow>
                  <mrow>
                    <mo stretchy="false">−</mo>
                    <mstyle mathvariant="bold">
                      <mi>r</mi>
                    </mstyle>
                  </mrow>
                  <mi>'</mi>
                </mrow>
              </mrow>
              <mo fence="true" stretchy="false">)</mo>
            </mrow>
            <mi mathvariant="normal">ρ</mi>
            <mrow>
              <mo fence="true" stretchy="false">(</mo>
              <mrow>
                <mrow>
                  <mrow>
                    <mo stretchy="false">−</mo>
                    <mstyle mathvariant="bold">
                      <mi>r</mi>
                    </mstyle>
                  </mrow>
                  <mi>'</mi>
                </mrow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row>
                  <mo stretchy="false">∫</mo>
                  <msup>
                    <mtext>d</mtext>
                    <mn>3</mn>
                  </msup>
                </mrow>
              </mrow>
            </mrow>
            <mi>r</mi>
            <mi>'</mi>
            <mstyle mathvariant="bold">
              <mi>r</mi>
            </mstyle>
            <mi>'</mi>
            <mi mathvariant="normal">ρ</mi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row>
              <mspace width="0.5em"/>
              <mo stretchy="false">=</mo>
              <mrow>
                <mspace width="0.5em"/>
                <mo stretchy="false">−</mo>
                <mstyle mathvariant="bold">
                  <mi>p</mi>
                </mstyle>
              </mrow>
            </mrow>
          </mrow>
        </mtd>
      </mtr>
      <mtr>
        <mtd>
          <mrow>
            <mo stretchy="false">⇒</mo>
            <mspace width="2em"/>
            <mstyle mathvariant="bold">
              <mi>p</mi>
            </mstyle>
            <mrow>
              <mspace width="0.5em"/>
              <mo stretchy="false">=</mo>
              <mspace width="0.5em"/>
            </mrow>
            <mstyle mathvariant="bold">
              <mn>0</mn>
            </mstyle>
          </mrow>
        </mtd>
      </mtr>
    </mtable>
    <annotation encoding="StarMath 5.0">bold p `=` int "d"^3 r' { bold r }' %rho ( {bold r}' )
{`=`} csup { {bold r}' rightarrow -{bold r}' }
int "d"^3 r' (-{ bold r }') %rho ( -{bold r}' ) `=`
- int "d"^3 r' { bold r }' %rho ( {bold r}' ) `=` - bold p newline
drarrow ~ bold p `=` bold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8:55:03.212000000</meta:creation-date>
    <meta:generator>LibreOffice/4.2.4.2$Windows_x86 LibreOffice_project/63150712c6d317d27ce2db16eb94c2f3d7b699f8</meta:generator>
  </office:meta>
</office:document-meta>
</file>